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2d1e2"/>
    </style:style>
    <style:style style:name="P2" style:family="paragraph" style:parent-style-name="Text_20_body">
      <style:text-properties officeooo:paragraph-rsid="0013a56c"/>
    </style:style>
    <style:style style:name="P3" style:family="paragraph" style:parent-style-name="Text_20_body">
      <style:text-properties officeooo:paragraph-rsid="0033ee5b"/>
    </style:style>
    <style:style style:name="P4" style:family="paragraph" style:parent-style-name="Text_20_body">
      <style:text-properties officeooo:paragraph-rsid="00349dfc"/>
    </style:style>
    <style:style style:name="P5" style:family="paragraph" style:parent-style-name="Text_20_body">
      <style:text-properties officeooo:rsid="0012d1e2" officeooo:paragraph-rsid="0013a56c"/>
    </style:style>
    <style:style style:name="P6" style:family="paragraph" style:parent-style-name="Text_20_body">
      <style:text-properties officeooo:rsid="0012d1e2" officeooo:paragraph-rsid="0012d1e2"/>
    </style:style>
    <style:style style:name="P7" style:family="paragraph" style:parent-style-name="Text_20_body">
      <style:text-properties officeooo:rsid="0012d1e2" officeooo:paragraph-rsid="003939d8"/>
    </style:style>
    <style:style style:name="P8" style:family="paragraph" style:parent-style-name="Text_20_body">
      <style:text-properties fo:font-weight="normal" officeooo:rsid="001b742d" officeooo:paragraph-rsid="0033ee5b" style:font-weight-asian="normal" style:font-weight-complex="normal"/>
    </style:style>
    <style:style style:name="P9" style:family="paragraph" style:parent-style-name="Text_20_body" style:list-style-name="L1">
      <style:text-properties fo:font-weight="normal" officeooo:rsid="00359e25" officeooo:paragraph-rsid="0033ee5b" style:font-weight-asian="normal" style:font-weight-complex="normal"/>
    </style:style>
    <style:style style:name="P10" style:family="paragraph" style:parent-style-name="Text_20_body" style:list-style-name="L1">
      <style:text-properties officeooo:paragraph-rsid="0033ee5b"/>
    </style:style>
    <style:style style:name="P11" style:family="paragraph" style:parent-style-name="Text_20_body" style:list-style-name="L1">
      <style:text-properties officeooo:paragraph-rsid="0035f88a"/>
    </style:style>
    <style:style style:name="P12" style:family="paragraph" style:parent-style-name="Text_20_body">
      <style:text-properties officeooo:paragraph-rsid="003b1c40"/>
    </style:style>
    <style:style style:name="P13" style:family="paragraph" style:parent-style-name="Text_20_body">
      <style:text-properties officeooo:paragraph-rsid="003b5246"/>
    </style:style>
    <style:style style:name="P14" style:family="paragraph" style:parent-style-name="Text_20_body">
      <style:text-properties officeooo:paragraph-rsid="0040d4a2"/>
    </style:style>
    <style:style style:name="P15" style:family="paragraph" style:parent-style-name="Heading_20_1">
      <style:text-properties officeooo:rsid="0012d1e2" officeooo:paragraph-rsid="0012d1e2"/>
    </style:style>
    <style:style style:name="P16" style:family="paragraph" style:parent-style-name="Heading_20_2">
      <style:text-properties officeooo:rsid="0013a56c" officeooo:paragraph-rsid="0013a56c"/>
    </style:style>
    <style:style style:name="P17" style:family="paragraph" style:parent-style-name="Heading_20_2">
      <style:text-properties officeooo:rsid="0033ee5b" officeooo:paragraph-rsid="0033ee5b"/>
    </style:style>
    <style:style style:name="P18" style:family="paragraph" style:parent-style-name="Heading_20_2">
      <style:text-properties fo:font-style="italic" fo:font-weight="bold" officeooo:rsid="0024bf40" officeooo:paragraph-rsid="0033ee5b" style:font-style-asian="italic" style:font-weight-asian="bold" style:font-style-complex="italic" style:font-weight-complex="bold"/>
    </style:style>
    <style:style style:name="T1" style:family="text">
      <style:text-properties officeooo:rsid="0012d1e2"/>
    </style:style>
    <style:style style:name="T2" style:family="text">
      <style:text-properties officeooo:rsid="0013a56c"/>
    </style:style>
    <style:style style:name="T3" style:family="text">
      <style:text-properties fo:font-weight="normal"/>
    </style:style>
    <style:style style:name="T4" style:family="text">
      <style:text-properties fo:font-weight="normal" officeooo:rsid="001b742d" style:font-weight-asian="normal" style:font-weight-complex="normal"/>
    </style:style>
    <style:style style:name="T5" style:family="text">
      <style:text-properties fo:font-weight="normal" officeooo:rsid="001d25cc" style:font-weight-asian="normal" style:font-weight-complex="normal"/>
    </style:style>
    <style:style style:name="T6" style:family="text">
      <style:text-properties fo:font-weight="normal" officeooo:rsid="001ef492" style:font-weight-asian="normal" style:font-weight-complex="normal"/>
    </style:style>
    <style:style style:name="T7" style:family="text">
      <style:text-properties fo:font-weight="normal" officeooo:rsid="0020b34d" style:font-weight-asian="normal" style:font-weight-complex="normal"/>
    </style:style>
    <style:style style:name="T8" style:family="text">
      <style:text-properties fo:font-weight="normal" officeooo:rsid="002168d5" style:font-weight-asian="normal" style:font-weight-complex="normal"/>
    </style:style>
    <style:style style:name="T9" style:family="text">
      <style:text-properties fo:font-weight="normal" officeooo:rsid="00233c60" style:font-weight-asian="normal" style:font-weight-complex="normal"/>
    </style:style>
    <style:style style:name="T10" style:family="text">
      <style:text-properties fo:font-weight="normal" officeooo:rsid="002537a3" style:font-weight-asian="normal" style:font-weight-complex="normal"/>
    </style:style>
    <style:style style:name="T11" style:family="text">
      <style:text-properties fo:font-weight="normal" officeooo:rsid="00266e45" style:font-weight-asian="normal" style:font-weight-complex="normal"/>
    </style:style>
    <style:style style:name="T12" style:family="text">
      <style:text-properties fo:font-weight="normal" officeooo:rsid="00268a62" style:font-weight-asian="normal" style:font-weight-complex="normal"/>
    </style:style>
    <style:style style:name="T13" style:family="text">
      <style:text-properties fo:font-weight="normal" officeooo:rsid="0027c75f" style:font-weight-asian="normal" style:font-weight-complex="normal"/>
    </style:style>
    <style:style style:name="T14" style:family="text">
      <style:text-properties fo:font-weight="normal" officeooo:rsid="002958dd" style:font-weight-asian="normal" style:font-weight-complex="normal"/>
    </style:style>
    <style:style style:name="T15" style:family="text">
      <style:text-properties fo:font-weight="normal" officeooo:rsid="002a45c9" style:font-weight-asian="normal" style:font-weight-complex="normal"/>
    </style:style>
    <style:style style:name="T16" style:family="text">
      <style:text-properties fo:font-weight="normal" officeooo:rsid="002bc160" style:font-weight-asian="normal" style:font-weight-complex="normal"/>
    </style:style>
    <style:style style:name="T17" style:family="text">
      <style:text-properties fo:font-weight="normal" officeooo:rsid="0033ee5b" style:font-weight-asian="normal" style:font-weight-complex="normal"/>
    </style:style>
    <style:style style:name="T18" style:family="text">
      <style:text-properties fo:font-weight="normal" officeooo:rsid="00349dfc" style:font-weight-asian="normal" style:font-weight-complex="normal"/>
    </style:style>
    <style:style style:name="T19" style:family="text">
      <style:text-properties fo:font-weight="normal" officeooo:rsid="00359e25" style:font-weight-asian="normal" style:font-weight-complex="normal"/>
    </style:style>
    <style:style style:name="T20" style:family="text">
      <style:text-properties fo:font-weight="normal" officeooo:rsid="0035f88a" style:font-weight-asian="normal" style:font-weight-complex="normal"/>
    </style:style>
    <style:style style:name="T21" style:family="text">
      <style:text-properties fo:font-weight="normal" officeooo:rsid="003d3c5f" style:font-weight-asian="normal" style:font-weight-complex="normal"/>
    </style:style>
    <style:style style:name="T22" style:family="text">
      <style:text-properties fo:font-weight="normal" officeooo:rsid="003f0d55" style:font-weight-asian="normal" style:font-weight-complex="normal"/>
    </style:style>
    <style:style style:name="T23" style:family="text">
      <style:text-properties fo:font-weight="normal" officeooo:rsid="0040d4a2" style:font-weight-asian="normal" style:font-weight-complex="normal"/>
    </style:style>
    <style:style style:name="T24" style:family="text">
      <style:text-properties fo:font-weight="normal" officeooo:rsid="004ab05c" style:font-weight-asian="normal" style:font-weight-complex="normal"/>
    </style:style>
    <style:style style:name="T25" style:family="text">
      <style:text-properties fo:font-weight="normal" officeooo:rsid="0040d4a2"/>
    </style:style>
    <style:style style:name="T26" style:family="text">
      <style:text-properties officeooo:rsid="00378146"/>
    </style:style>
    <style:style style:name="T27" style:family="text">
      <style:text-properties officeooo:rsid="003939d8"/>
    </style:style>
    <style:style style:name="T28" style:family="text">
      <style:text-properties officeooo:rsid="003992d2"/>
    </style:style>
    <style:style style:name="T29" style:family="text">
      <style:text-properties officeooo:rsid="003b1c40"/>
    </style:style>
    <style:style style:name="T30" style:family="text">
      <style:text-properties officeooo:rsid="003b5246"/>
    </style:style>
    <style:style style:name="T31" style:family="text">
      <style:text-properties style:font-weight-asian="normal"/>
    </style:style>
    <style:style style:name="T32" style:family="text">
      <style:text-properties officeooo:rsid="00499f05" style:font-weight-asian="normal" style:font-weight-complex="normal"/>
    </style:style>
    <style:style style:name="T33" style:family="text">
      <style:text-properties officeooo:rsid="003b1c40" style:font-weight-asian="normal"/>
    </style:style>
    <style:style style:name="T34" style:family="text">
      <style:text-properties officeooo:rsid="00499f05" style:font-weight-asian="normal"/>
    </style:style>
    <style:style style:name="T35" style:family="text">
      <style:text-properties style:font-weight-complex="normal"/>
    </style:style>
    <style:style style:name="T36" style:family="text">
      <style:text-properties officeooo:rsid="0040d4a2" style:font-weight-complex="normal"/>
    </style:style>
    <style:style style:name="T37" style:family="text">
      <style:text-properties officeooo:rsid="00499f05" style:font-weight-complex="normal"/>
    </style:style>
    <style:style style:name="T38" style:family="text">
      <style:text-properties officeooo:rsid="0035f8c9"/>
    </style:style>
    <style:style style:name="T39" style:family="text">
      <style:text-properties officeooo:rsid="0040d4a2"/>
    </style:style>
    <style:style style:name="T40" style:family="text">
      <style:text-properties officeooo:rsid="0042afcb"/>
    </style:style>
    <style:style style:name="T41" style:family="text">
      <style:text-properties officeooo:rsid="004652e9"/>
    </style:style>
    <style:style style:name="T42" style:family="text">
      <style:text-properties officeooo:rsid="0047e5df"/>
    </style:style>
    <style:style style:name="T43" style:family="text">
      <style:text-properties officeooo:rsid="00499f05"/>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We Are Forests</text:h>
      <text:p text:style-name="P2"><text:span text:style-name="T2">One Friday night at an art </text:span><text:a xlink:type="simple" xlink:href="http://www.arti.nl/tentoonstelling.php?id=254"><text:span text:style-name="T2">exhibition</text:span></text:a><text:span text:style-name="T2"> opening at Arti. </text:span><text:a xlink:type="simple" xlink:href="http://www.mediamatic.net/person/15274/nl"><text:span text:style-name="T2">Luis Fernandez</text:span></text:a><text:span text:style-name="T2"> came up to me saying “Hey, you know something about asterisk, right?” – not something a random art exhibition visitor asks you – and proceeded to introduce me to </text:span><text:a xlink:type="simple" xlink:href="http://duncanspeakman.net/"><text:span text:style-name="T2">Duncan Speakman</text:span></text:a><text:span text:style-name="T2">. This opening line immediately got my attention, and Duncan proceeded to tell about his project.</text:span></text:p>
      <text:p text:style-name="P1"><text:a xlink:type="simple" xlink:href="http://nimk.nl/blog/weareforests/"><text:span text:style-name="T1">We Are Forests</text:span></text:a><text:span text:style-name="T1"> is a new mobile sound work being developed by </text:span><text:a xlink:type="simple" xlink:href="http://commedesmachines.com/"><text:span text:style-name="T1">Emilie Grenier</text:span></text:a><text:span text:style-name="T1"> </text:span><text:span text:style-name="T2">and him</text:span><text:span text:style-name="T1">, and </text:span><text:span text:style-name="T2">is </text:span><text:span text:style-name="T1">the first collaboration of these two artists, who both have a history of making sound-based works. With Duncan's work rooted into scripted, narrative performances and Emilie more into user-generated content, We Are Forests combine</text:span><text:span text:style-name="T2">s </text:span><text:span text:style-name="T1">these two approaches in a sound performance of about 30 minutes </text:span><text:span text:style-name="T2">for </text:span><text:span text:style-name="T1">10-20 active participants.</text:span></text:p>
      <text:h text:style-name="P16" text:outline-level="2">Project description</text:h>
      <text:p text:style-name="P5">The idea behind We Are Forests is that participants gather at the place in the city the particular instance of the performance is about. They leave their phone number and at a certain point they all get a phone call. From that moment on, the performance has started.</text:p>
      <text:p text:style-name="P6">Every participant hears pieces of location-specific pre-recorded text, music and atmospherical sounds, while they wander seemingly at random around the place, e.g. a market hall. At any point in time, participants can choose to leave their own recording, it being a thought entering their head, or a particular sound they hear. The recording is then shared with all the other participants.</text:p>
      <text:p text:style-name="P6">Meanwhile, the performance “conductor” sits behind a laptop, monitoring the perfomance via a web interface. The conductor can insert more pre-recorded messages, instructions etc. in to the participant's streams when he feels the time is there. Besides this, the conductor also has a “live phone”, which can be used to stream live audio to the participants, without it first needing to be recorded.</text:p>
      <text:p text:style-name="P6">The performance ends after about 20 minutes, when the participants are instructed to return to the place they started, and when arriving there, to open a piece of paper in their pockets. The paper reads: “hang up the phone”.</text:p>
      <text:p text:style-name="P7"><text:span text:style-name="T27">I created the software for the first version while Duncan and Emilie were staying in Amsterdam, and the first performance was on the Spui square with about 10 participants. It worked wonderfully, although at the end of the performance it crashed due to a missing audio file. However the test was successful and the artists decided to keep working with me to improve the software while they were in Budapest.</text:span></text:p>
      <text:h text:style-name="P17" text:outline-level="2">How it works</text:h>
      <text:p text:style-name="P3"><text:span text:style-name="T17">When a c</text:span><text:span text:style-name="T4">aller </text:span><text:span text:style-name="T17">connects to the system, either by dialing in or by the system dialing them</text:span><text:span text:style-name="T4">, the application creates a “</text:span><text:span text:style-name="T17">session” </text:span><text:span text:style-name="T4">for the channel that has connected. This session has its own state, which is shown below:</text:span></text:p>
      <text:p text:style-name="P8"/>
      <text:p text:style-name="P8">The “play” state means that the user is listening to a record<text:span text:style-name="T27">ing </text:span><text:span text:style-name="T28">(either pre-recorded or a recording by another user)</text:span>. He starts in that state, because when dialed in, the first thing you always hear is the introduction sample, explaining the performance's working and setting the atmosphere.</text:p>
      <text:p text:style-name="P3"><text:span text:style-name="T5">Every caller-session has a queue, and, when users are ready recording messages, or the “conductor” feels like it, samples are pushed on to </text:span><text:span text:style-name="T7">each session's </text:span><text:span text:style-name="T5">queue. </text:span><text:span text:style-name="T8">(</text:span><text:span text:style-name="T7">T</text:span><text:span text:style-name="T6">he queue is a priority queue, with the </text:span><text:soft-page-break/><text:span text:style-name="T6">samples pushed by the conductor taking priority over the user-generated recordings.</text:span><text:span text:style-name="T8">) Samples are always heard in its entirety, and the next sample begins when the previous has ended. </text:span><text:span text:style-name="T9">At any time, users can press “1” to start a recording. After hearing a short message and a beep, they can record their own message, ending with pressing “1” again.</text:span></text:p>
      <text:p text:style-name="P3"><text:span text:style-name="T10">Version 2 added a conference feature: </text:span><text:span text:style-name="T8">When a session's queue is empty, the caller is put in the “conference” state. Basically, he is transferred to a conference room, but his audio is muted, so he can only listen. This is the place where the conductor can decide to use his live phone to speak to the persons currently in the conference. Whenever there are files pushed to the queues of the listeners, they get transferred back into “play” state.</text:span></text:p>
      <text:h text:style-name="P18" text:outline-level="2">Web interface</text:h>
      <text:p text:style-name="P3"><text:span text:style-name="T10">Besides adding the conference room, the second iteration of the project </text:span><text:span text:style-name="T11">added a </text:span><text:span text:style-name="T21">real-time </text:span><text:span text:style-name="T11">web interface to monitor the state of the application and of each caller.</text:span></text:p>
      <text:p text:style-name="P4"><text:span text:style-name="T18">This web interface is designed for use by the conductor, and sports </text:span><text:span text:style-name="T12">the following features:</text:span></text:p>
      <text:list xml:id="list1577811753" text:style-name="L1">
        <text:list-item>
          <text:p text:style-name="P10"><text:span text:style-name="T19">Viewing the connected callers plus their</text:span><text:span text:style-name="T12"> </text:span><text:span text:style-name="T19">state</text:span></text:p>
        </text:list-item>
        <text:list-item>
          <text:p text:style-name="P11"><text:span text:style-name="T20">P</text:span><text:span text:style-name="T12">ushing recording</text:span><text:span text:style-name="T14">s </text:span><text:span text:style-name="T12">to each session's queue</text:span></text:p>
        </text:list-item>
        <text:list-item>
          <text:p text:style-name="P10"><text:span text:style-name="T12">(un)muting a </text:span><text:span text:style-name="T19">caller </text:span><text:span text:style-name="T12">in the conference, </text:span><text:span text:style-name="T19">so the phone can be used to put live audio through</text:span></text:p>
        </text:list-item>
        <text:list-item>
          <text:p text:style-name="P9">Disconnect a caller (for instance, a spammer)</text:p>
        </text:list-item>
        <text:list-item>
          <text:p text:style-name="P10"><text:span text:style-name="T19">The ability to prepare a new performance by uploading new</text:span><text:span text:style-name="T12"> recording</text:span><text:span text:style-name="T13">s</text:span><text:span text:style-name="T12"> (mp3) </text:span><text:span text:style-name="T19">and deleting old ones</text:span></text:p>
        </text:list-item>
        <text:list-item>
          <text:p text:style-name="P10"><text:span text:style-name="T20">D</text:span><text:span text:style-name="T15">ial a list of numbers to start the performance</text:span></text:p>
        </text:list-item>
      </text:list>
      <text:p text:style-name="P3"><text:span text:style-name="T16">This last feature, </text:span><text:span text:style-name="T15">dial</text:span><text:span text:style-name="T16">ing</text:span><text:span text:style-name="T15"> a list of numbers to start the performance, </text:span><text:span text:style-name="T16">has been put in to allow people to participate without them having to pay for the phone costs.</text:span></text:p>
      <text:h text:style-name="Heading_20_2" text:outline-level="2"><text:span text:style-name="T29">Software</text:span></text:h>
      <text:p text:style-name="P12"><text:span text:style-name="T29">By the way, the software is open source, </text:span><text:span text:style-name="T41">released </text:span><text:span text:style-name="T39">under the MIT license, </text:span><text:span text:style-name="T29">and is available on </text:span><text:span text:style-name="T42">G</text:span><text:span text:style-name="T29">ithub. There are two repositories there, but the “weareforests” is the main repository, containing the program logic based on the </text:span><text:a xlink:type="simple" xlink:href="http://scherpenisse.net/sparked"><text:span text:style-name="T29">Sparked</text:span></text:a><text:span text:style-name="T29"> framework (more on the technologies used in a next post!):</text:span></text:p>
      <text:p text:style-name="P13"><text:a xlink:type="simple" xlink:href="https://github.com/weareforests/weareforests"><text:span text:style-name="T30">https://github.com/weareforests/weareforests</text:span></text:a></text:p>
      <text:p text:style-name="P13"><text:span text:style-name="T30"/></text:p>
      <text:p text:style-name="P14">All in all, the system as it works now is fairly complete and I hope that the first test, which is tomorrow in the great market hall in Budapest, will go well! <text:span text:style-name="T23">A</text:span>n<text:span text:style-name="T23">d </text:span><text:span text:style-name="T23">a </text:span><text:span text:style-name="T23">t</text:span>ha<text:span text:style-name="T23">n</text:span><text:span text:style-name="T23">k y</text:span><text:span text:style-name="T23">o</text:span><text:span text:style-name="T23">u </text:span><text:span text:style-name="T23">t</text:span>o <text:a xlink:type="simple" xlink:href="http://nimk.nl/"><text:span text:style-name="T23">N</text:span></text:a><text:a xlink:type="simple" xlink:href="http://nimk.nl/"><text:span text:style-name="T23">I</text:span></text:a><text:a xlink:type="simple" xlink:href="http://nimk.nl/"><text:span text:style-name="T23">M</text:span></text:a><text:a xlink:type="simple" xlink:href="http://nimk.nl/">k</text:a>, f<text:span text:style-name="T23">o</text:span><text:span text:style-name="T23">r </text:span><text:span text:style-name="T23">s</text:span>u<text:span text:style-name="T23">p</text:span><text:span text:style-name="T23">p</text:span><text:span text:style-name="T23">o</text:span>rti<text:span text:style-name="T23">n</text:span><text:span text:style-name="T23">g t</text:span>h<text:span text:style-name="T23">i</text:span><text:span text:style-name="T23">s </text:span>a<text:span text:style-name="T24">m</text:span><text:span text:style-name="T23">a</text:span><text:span text:style-name="T23">z</text:span><text:span text:style-name="T23">i</text:span><text:span text:style-name="T23">n</text:span><text:span text:style-name="T24">g </text:span><text:span text:style-name="T23">p</text:span>r<text:span text:style-name="T23">o</text:span>j<text:span text:style-name="T23">e</text:span>c<text:span text:style-name="T23">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jan Scherpenisse</meta:initial-creator>
    <meta:creation-date>2011-04-21T18:33:28</meta:creation-date>
    <dc:date>2011-04-21T21:46:34</dc:date>
    <dc:creator>Arjan Scherpenisse</dc:creator>
    <meta:editing-duration>PT02H57M13S</meta:editing-duration>
    <meta:editing-cycles>51</meta:editing-cycles>
    <meta:generator>OpenOffice.org/3.2$Unix OpenOffice.org_project/320m19$Build-9505</meta:generator>
    <meta:document-statistic meta:table-count="0" meta:image-count="0" meta:object-count="0" meta:page-count="2" meta:paragraph-count="28" meta:word-count="917" meta:character-count="5357"/>
  </office:meta>
</office:document-meta>
</file>